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2691F8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Metropolis-outline1">
      <style:graphic-properties fo:min-height="11.93cm"/>
    </style:style>
    <style:style style:name="pr8" style:family="presentation" style:parent-style-name="Metropolis-title">
      <style:graphic-properties fo:min-height="2.381cm"/>
    </style:style>
    <style:style style:name="pr9" style:family="presentation" style:parent-style-name="Metropolis-notes">
      <style:graphic-properties draw:fill-color="#ffffff" fo:min-height="13.114cm"/>
    </style:style>
    <style:style style:name="pr10" style:family="presentation" style:parent-style-name="Metropolis-subtitle">
      <style:graphic-properties draw:fill-color="#ffffff"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ffffff"/>
    </style:style>
    <style:style style:name="P3" style:family="paragraph">
      <style:text-properties fo:font-size="28.1000003814697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44pt" style:text-underline-style="none" style:font-size-asian="44pt" style:font-size-complex="4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ffffff" fo:font-size="290pt" style:font-size-asian="290pt" style:font-size-complex="290pt"/>
    </style:style>
    <style:style style:name="P11" style:family="paragraph">
      <style:paragraph-properties fo:margin-left="0cm" fo:margin-right="0cm" fo:text-indent="0cm"/>
      <style:text-properties fo:color="#ffffff"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4pt" style:font-size-asian="32pt" style:font-size-complex="32pt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font-size="40pt" style:font-size-asian="28pt" style:font-size-complex="28pt"/>
    </style:style>
    <style:style style:name="T8" style:family="text">
      <style:text-properties fo:font-size="40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size="44pt" style:text-underline-style="none" style:font-size-asian="44pt" style:font-size-complex="4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ffffff" fo:font-size="290pt" style:font-size-asian="290pt" style:font-size-complex="290pt"/>
    </style:style>
    <style:style style:name="T14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631cm" svg:x="6.6cm" svg:y="0.836cm" presentation:class="title" presentation:user-transformed="true">
          <draw:text-box>
            <text:p><text:span text:style-name="T1">Log4j Converter</text:span></text:p>
          </draw:text-box>
        </draw:frame>
        <draw:frame presentation:style-name="pr2" draw:text-style-name="P2" draw:layer="layout" svg:width="24.639cm" svg:height="16.24cm" svg:x="1.4cm" svg:y="4.913cm" presentation:class="subtitle" presentation:user-transformed="true">
          <draw:text-box>
            <text:p><text:span text:style-name="T2">Prezentácia riešenia konverto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Ciel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Vytvoriť obojsmerný konvertor</text:p>
              </text:list-item>
              <text:list-item>
                <text:p>Použiteľný ako knižnica</text:p>
              </text:list-item>
              <text:list-item>
                <text:p>Spustiteľný z konz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4cm" presentation:class="title" presentation:user-transformed="true">
          <draw:text-box>
            <text:p><text:span text:style-name="T1">Použité technológie</text:span>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Dom4j</text:p>
              </text:list-item>
              <text:list-item>
                <text:p>Log4j</text:p>
              </text:list-item>
              <text:list-item>
                <text:p>Maven</text:p>
              </text:list-item>
              <text:list-item>
                <text:p>JUnit</text:p>
              </text:list-item>
              <text:list-item>
                <text:p>Git &amp; Github (issues a wik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Analýza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Rozvrhnutie do modelov</text:p>
              </text:list-item>
              <text:list-item>
                <text:p>Kontrolovanie vstupných parametrov</text:p>
              </text:list-item>
              <text:list-item>
                <text:p>Metódy na čítanie z modelov a zapisovanie do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8" draw:text-style-name="P1" draw:layer="layout" svg:width="14.8cm" svg:height="2.381cm" svg:x="6.6cm" svg:y="0.961cm" presentation:class="title" presentation:user-transformed="true">
          <draw:text-box>
            <text:p><text:span text:style-name="T1">Kontrola vstupu</text:span></text:p>
          </draw:text-box>
        </draw:frame>
        <draw:frame presentation:style-name="pr7" draw:text-style-name="P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3">1. Všeobecná (whitespaces, duplicita unikátnych properties podľa DTD – implicitné chovanie (vezme posledný))</text:span></text:p>
              </text:list-item>
              <text:list-item>
                <text:p><text:span text:style-name="T3">2. Špecifická:</text:span></text:p>
                <text:list>
                  <text:list-item>
                    <text:p><text:span text:style-name="T3">Loggery: additivity – boolean, level – výčet dostupných levelov</text:span></text:p>
                  </text:list-item>
                  <text:list-item>
                    <text:p><text:span text:style-name="T3">Appendery: threshold, layout – výčet dostupných parametrov alebo custom layout</text:span></text:p>
                  </text:list-item>
                  <text:list-item>
                    <text:p><text:span text:style-name="T3">Predefinované appendery – dvojitá kontrola: výčet parametrov, typová kontrola hodnôt (boolean, integer, voľby)</text:span></text:p>
                  </text:list-item>
                  <text:list-item>
                    <text:p><text:span text:style-name="T3">Renderery, throwableRenderery, rootLogge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Postup práce</text:span>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Vytvorenie modelov</text:p>
              </text:list-item>
              <text:list-item>
                <text:p>Jednotkové testy k modelom</text:p>
              </text:list-item>
              <text:list-item>
                <text:p>Kontrola správneho načítania </text:p>
              </text:list-item>
              <text:list-item>
                <text:p>Konverzia a ukladanie do cieľových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Podporované entity</text:span></text:p>
          </draw:text-box>
        </draw:frame>
        <draw:frame presentation:style-name="pr7" draw:text-style-name="P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4">Logger (Category)</text:span></text:p>
                <text:list>
                  <text:list-item>
                    <text:p><text:span text:style-name="T4">Level</text:span></text:p>
                  </text:list-item>
                </text:list>
              </text:list-item>
              <text:list-item>
                <text:p><text:span text:style-name="T4">Appender</text:span></text:p>
                <text:list>
                  <text:list-item>
                    <text:p><text:span text:style-name="T4">ErrorHandler</text:span></text:p>
                  </text:list-item>
                  <text:list-item>
                    <text:p><text:span text:style-name="T4">Layout</text:span></text:p>
                  </text:list-item>
                </text:list>
              </text:list-item>
              <text:list-item>
                <text:p><text:span text:style-name="T4">(Throwable) Renderer, LoggerFa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4cm" presentation:class="title" presentation:user-transformed="true">
          <draw:text-box>
            <text:p><text:span text:style-name="T5">Testovanie aplikácie</text:span>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6">Unit testy</text:span></text:p>
              </text:list-item>
              <text:list-item>
                <text:p><text:span text:style-name="T6">Vytvorenie jednoduchej aplikácie s využitím log4j metód: info, error, warn, debug …</text:span></text:p>
              </text:list-item>
              <text:list-item>
                <text:p><text:span text:style-name="T6">Aplikácia nakonfigurovaná pomocou pôvodného súboru</text:span></text:p>
              </text:list-item>
              <text:list-item>
                <text:p><text:span text:style-name="T6">Aplikácia nakonfigurovaná pomocou prevedeného súboru</text:span></text:p>
              </text:list-item>
              <text:list-item>
                <text:p><text:span text:style-name="T6">Porovnanie výstupo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Rozdelenie prác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<text:span text:style-name="T7">Projekt sme rozdelili na dva dvojčlenné týmy</text:span></text:p>
              </text:list-item>
              <text:list-item>
                <text:p><text:span text:style-name="T8">Mgr. Martin Paško</text:span><text:span text:style-name="T7"> a </text:span><text:span text:style-name="T8">Róbert Balent</text:span><text:span text:style-name="T7"> – z property súboru do XML súboru</text:span></text:p>
              </text:list-item>
              <text:list-item>
                <text:p><text:span text:style-name="T8">Jozef Marko</text:span><text:span text:style-name="T7"> a </text:span><text:span text:style-name="T8">Stanislav Komanec</text:span><text:span text:style-name="T7"> – z XML súboru do property súbor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.631cm" svg:x="6.6cm" svg:y="0.836cm" presentation:class="title" presentation:user-transformed="true">
          <draw:text-box>
            <text:list text:style-name="L1">
              <text:list-header>
                <text:p text:style-name="P6"><text:span text:style-name="T9">Róbert Balent</text:span></text:p>
              </text:list-header>
            </text:list>
          </draw:text-box>
        </draw:frame>
        <draw:frame presentation:style-name="pr5" draw:text-style-name="P7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 text:style-name="P7"><text:span text:style-name="T10">Testovanie aplikácie na reálnych konfiguráciach, porovnania výstupov</text:span></text:p>
              </text:list-item>
              <text:list-item>
                <text:p text:style-name="P7"><text:span text:style-name="T10">Prevod Property-&gt;XML</text:span></text:p>
              </text:list-item>
              <text:list-item>
                <text:p text:style-name="P7"><text:span text:style-name="T10">Konfigurácia buildovacie frameworku Maven</text:span></text:p>
              </text:list-item>
              <text:list-item>
                <text:p text:style-name="P7"><text:span text:style-name="T10">Vztvorenie triedy DTDValidator</text:span></text:p>
              </text:list-item>
              <text:list-item>
                <text:p text:style-name="P7"><text:span text:style-name="T10">Vytvorenie užívateľskeho command line rozhrania.</text:span></text:p>
              </text:list-item>
              <text:list-item>
                <text:p text:style-name="P7"><text:span text:style-name="T10">Návrh jednotlivých základných tried modelu.</text:span></text:p>
              </text:list-item>
              <text:list-item>
                <text:p text:style-name="P7"><text:span text:style-name="T10">Oprava chý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.631cm" svg:x="6.6cm" svg:y="0.836cm" presentation:class="title" presentation:user-transformed="true">
          <draw:text-box>
            <text:list text:style-name="L1">
              <text:list-header>
                <text:p text:style-name="P6"><text:span text:style-name="T9">Mgr. Martin Paško</text:span></text:p>
              </text:list-header>
            </text:list>
          </draw:text-box>
        </draw:frame>
        <draw:frame presentation:style-name="pr5" draw:text-style-name="P8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 text:style-name="P8"><text:span text:style-name="T11">props-&gt;XML: spoluimplementácia funkčných metód pre Appender, Logger a ostatné modely</text:span></text:p>
              </text:list-item>
              <text:list-item>
                <text:p text:style-name="P8"><text:span text:style-name="T11">spolutvorba modelov: Appender, Logger, Layout, ErrorHandler</text:span></text:p>
              </text:list-item>
              <text:list-item>
                <text:p text:style-name="P8"><text:span text:style-name="T11">oboznamovanie s internym fungovanim log4j pri neexistujúcej formálnej Schéme</text:span></text:p>
              </text:list-item>
              <text:list-item>
                <text:p text:style-name="P8"><text:span text:style-name="T11">kontrola vstupu - vstupné parametre pre logger, appender, renderer, modely</text:span></text:p>
              </text:list-item>
              <text:list-item>
                <text:p text:style-name="P8"><text:span text:style-name="T11">tvorba wiki projektu</text:span></text:p>
              </text:list-item>
              <text:list-item>
                <text:p text:style-name="P8"><text:span text:style-name="T11">testovanie aplikácie na reálnych konfiguráciach, porovnania výstupo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.631cm" svg:x="6.6cm" svg:y="0.836cm" presentation:class="title" presentation:user-transformed="true">
          <draw:text-box>
            <text:list text:style-name="L1">
              <text:list-header>
                <text:p text:style-name="P6"><text:span text:style-name="T9">Jozef Marko</text:span></text:p>
              </text:list-header>
            </text:list>
          </draw:text-box>
        </draw:frame>
        <draw:frame presentation:style-name="pr5" draw:text-style-name="P8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 text:style-name="P8"><text:span text:style-name="T11">Prevod XML-&gt;Property: setUpFromElement() pre triedy Modelu</text:span></text:p>
              </text:list-item>
              <text:list-item>
                <text:p text:style-name="P8"><text:span text:style-name="T11">Parsovanie xml súboru pomocou knižnice Dom4J</text:span></text:p>
              </text:list-item>
              <text:list-item>
                <text:p text:style-name="P8"><text:span text:style-name="T11">DTD knižnice Log4J =&gt; výber podporovaných entít v modeli</text:span></text:p>
              </text:list-item>
              <text:list-item>
                <text:p text:style-name="P8"><text:span text:style-name="T11">DTD knižnice Log4J =&gt; jednoduché parsovanie</text:span></text:p>
              </text:list-item>
              <text:list-item>
                <text:p text:style-name="P8"><text:span text:style-name="T11">Tvorba unit testov</text:span></text:p>
              </text:list-item>
              <text:list-item>
                <text:p text:style-name="P8"><text:span text:style-name="T11">Testovanie aplikácie na reálnych konfiguráciach, porovnania výstupo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.631cm" svg:x="6.6cm" svg:y="0.836cm" presentation:class="title" presentation:user-transformed="true">
          <draw:text-box>
            <text:list text:style-name="L1">
              <text:list-header>
                <text:p text:style-name="P6"><text:span text:style-name="T9">Stanislav Komanec</text:span></text:p>
              </text:list-header>
            </text:list>
          </draw:text-box>
        </draw:frame>
        <draw:frame presentation:style-name="pr5" draw:text-style-name="P8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 text:style-name="P8"><text:span text:style-name="T11">Prevod XML-&gt;Property: toProp() metódy pre triedy modelu, zápis do .properties súboru</text:span></text:p>
              </text:list-item>
              <text:list-item>
                <text:p text:style-name="P8"><text:span text:style-name="T11">Tvorba verify() metód pre overovanie správnosti modelu a jednotlivých tried</text:span></text:p>
              </text:list-item>
              <text:list-item>
                <text:p text:style-name="P8"><text:span text:style-name="T11">Unit testy na metódy verify()</text:span></text:p>
              </text:list-item>
              <text:list-item>
                <text:p text:style-name="P8"><text:span text:style-name="T11">Testovanie aplikácie na reálnych konfiguráciach, porovnania výstupov</text:span></text:p>
              </text:list-item>
              <text:list-item>
                <text:p text:style-name="P8"><text:span text:style-name="T11">Tvorba prezentáci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Problémy</text:span></text:p>
          </draw:text-box>
        </draw:frame>
        <draw:frame presentation:style-name="pr7" draw:layer="layout" svg:width="24.639cm" svg:height="15.287cm" svg:x="1.4cm" svg:y="4.913cm" presentation:class="outline" presentation:user-transformed="true">
          <draw:text-box>
            <text:list text:style-name="L2">
              <text:list-item>
                <text:p>Slabá možnosť kontroly parametrov (apendery a loggery)</text:p>
              </text:list-item>
              <text:list-item>
                <text:p>Slabá dokumentácia properties súborov</text:p>
              </text:list-item>
              <text:list-item>
                <text:p>Dokumentácia log4j</text:p>
              </text:list-item>
              <text:list-item>
                <text:p>Nižšia vyjadrovacia schopnosť properties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Použitie aplikácie</text:span></text:p>
          </draw:text-box>
        </draw:frame>
        <draw:frame presentation:style-name="pr7" draw:layer="layout" svg:width="24.639cm" svg:height="13.487cm" svg:x="1.4cm" svg:y="4.913cm" presentation:class="outline" presentation:user-transformed="true">
          <draw:text-box>
            <text:list text:style-name="L2">
              <text:list-item>
                <text:p>Použitie: log4j-convert</text:p>
                <text:p><text:span text:style-name="T12">-h <text:s text:c="9"/>Display this help</text:span></text:p>
                <text:p><text:span text:style-name="T12">-i &lt;file&gt; <text:s text:c="2"/>Input file to convert</text:span></text:p>
                <text:p><text:span text:style-name="T12">-o &lt;file&gt; <text:s text:c="2"/>Output file</text:span></text:p>
              </text:list-item>
              <text:list-item>
                <text:p>Knižn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1T0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Otázky</text:span></text:p>
          </draw:text-box>
        </draw:frame>
        <draw:frame presentation:style-name="pr10" draw:text-style-name="P10" draw:layer="layout" svg:width="20.8cm" svg:height="12.18cm" svg:x="1.4cm" svg:y="4.913cm" presentation:class="subtitle" presentation:user-transformed="true">
          <draw:text-box>
            <text:list text:style-name="L1">
              <text:list-header>
                <text:p text:style-name="P9"><text:span text:style-name="T13">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1T0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><text:span text:style-name="T1">Log4j converter</text:span></text:p>
          </draw:text-box>
        </draw:frame>
        <draw:frame presentation:style-name="pr10" draw:text-style-name="P11" draw:layer="layout" svg:width="24.639cm" svg:height="12.18cm" svg:x="1.4cm" svg:y="4.913cm" presentation:class="subtitle">
          <draw:text-box>
            <text:list text:style-name="L1">
              <text:list-header>
                <text:p text:style-name="P9"><text:span text:style-name="T14">Ďakujeme za pozornosť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62691F83.pn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čísl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nislav Komanec</meta:initial-creator>
    <meta:creation-date>2013-05-29T20:03:42</meta:creation-date>
    <dc:date>2013-06-06T14:37:24</dc:date>
    <meta:editing-duration>PT1H27M9S</meta:editing-duration>
    <meta:editing-cycles>35</meta:editing-cycles>
    <meta:generator>LibreOffice/4.0.2.2$Linux_X86_64 LibreOffice_project/400m0$Build-2</meta:generator>
    <dc:creator>Stanislav Komanec</dc:creator>
    <meta:document-statistic meta:object-count="101"/>
  </office:meta>
</office:document-meta>
</file>